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2pt" fo:font-weight="bold" style:font-size-asian="10.5pt" style:font-weight-asian="bold" style:font-size-complex="12pt" style:font-weight-complex="bold"/>
    </style:style>
    <style:style style:name="P3" style:family="paragraph" style:parent-style-name="Standard">
      <style:paragraph-properties fo:line-height="200%" fo:text-align="start" style:justify-single-word="false"/>
      <style:text-properties style:font-name="Liberation Serif1" fo:font-size="12pt" fo:font-weight="normal" style:font-name-asian="Liberation Serif1" style:font-size-asian="10.5pt" style:font-weight-asian="normal" style:font-name-complex="Liberation Serif1" style:font-size-complex="12pt" style:font-weight-complex="normal"/>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Four Fates</text:p>
      <text:p text:style-name="P1"/>
      <text:p text:style-name="P3">“[...]Loressa looked upon the world as it was, flooded by Aiyala's placid oceans and torn apart by Kranos' barren continents. She was not satisfied. 'We have space and little to fill it. Thousands of steps to walk and nothing to even gaze upon. An empty world is of no use to us,' she lowered herself to the ground and touched the earth, which spread out beneath her fingers seemingly of its own voli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3T18:13:25</meta:creation-date>
    <meta:document-statistic meta:table-count="0" meta:image-count="0" meta:object-count="0" meta:page-count="1" meta:paragraph-count="2" meta:word-count="76" meta:character-count="420" meta:non-whitespace-character-count="345"/>
    <dc:date>2012-12-03T19:46:04</dc:date>
    <meta:editing-duration>PT1H17M39S</meta:editing-duration>
    <meta:editing-cycles>1</meta:editing-cycles>
    <meta:generator>LibreOffice/3.4$Linux LibreOffice_project/340m1$Build-402</meta:generator>
  </office:meta>
</office:document-meta>
</file>